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" style:family="table-cell" style:parent-style-name="Default" style:data-style-name="N2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anity che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2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style-name="ce4" office:value-type="float" office:value="9.322" calcext:value-type="float">
            <text:p>9.32</text:p>
          </table:table-cell>
          <table:table-cell table:style-name="ce4"/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4" table:formula="of:=[.C21]/[.C20]" office:value-type="float" office:value="1.65094339622642" calcext:value-type="float">
            <text:p>1.65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4" table:formula="of:=[.C22]/[.C21]" office:value-type="float" office:value="1.9314285714285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4" table:formula="of:=[.C23]/[.C22]" office:value-type="float" office:value="1.80177514792899" calcext:value-type="float">
            <text:p>1.8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4" table:formula="of:=[.C24]/[.C23]" office:value-type="float" office:value="2.04433497536946" calcext:value-type="float">
            <text:p>2.04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4" table:formula="of:=[.C25]/[.C24]" office:value-type="float" office:value="2.37751004016064" calcext:value-type="float">
            <text:p>2.38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4" table:formula="of:=[.C26]/[.C25]" office:value-type="float" office:value="2.37601351351351" calcext:value-type="float">
            <text:p>2.38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4" table:formula="of:=[.C27]/[.C26]" office:value-type="float" office:value="2.22636143893075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4" table:formula="of:=[.C28]/[.C27]" office:value-type="float" office:value="2.32239110997573" calcext:value-type="float">
            <text:p>2.32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4" table:formula="of:=[.C29]/[.C28]" office:value-type="float" office:value="2.44291057089429" calcext:value-type="float">
            <text:p>2.44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1:51:13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1:52:33.945000000</dc:date>
    <meta:editing-duration>PT2H53M44S</meta:editing-duration>
    <meta:editing-cycles>47</meta:editing-cycles>
    <meta:generator>LibreOffice/4.2.5.2$Windows_x86 LibreOffice_project/61cb170a04bb1f12e77c884eab9192be736ec5f5</meta:generator>
    <meta:document-statistic meta:table-count="2" meta:cell-count="183" meta:object-count="0"/>
  </office:meta>
</office:document-meta>
</file>